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4f16e"/>
    </style:style>
    <style:style style:name="P2" style:family="paragraph" style:parent-style-name="Standard">
      <style:text-properties officeooo:paragraph-rsid="0014f16e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Ubuntu" fo:font-size="12pt" fo:letter-spacing="normal" fo:font-style="normal" fo:font-weight="normal" style:font-size-asian="12pt" style:font-size-complex="12pt"/>
    </style:style>
    <style:style style:name="P5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Ubuntu" fo:font-size="12pt" fo:letter-spacing="normal" fo:font-style="normal" fo:font-weight="normal" style:font-size-asian="12pt" style:font-size-complex="12pt" loext:padding="0cm" loext:border="none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4f16e" officeooo:paragraph-rsid="0014f16e" style:font-size-asian="20pt" style:font-weight-asian="bold" style:font-size-complex="20pt" style:font-weight-complex="bold"/>
    </style:style>
    <style:style style:name="P7" style:family="paragraph" style:parent-style-name="Heading_20_3">
      <style:text-properties fo:font-variant="normal" fo:text-transform="none" fo:color="#000000" loext:opacity="100%" style:font-name="Ubuntu" fo:font-size="15pt" fo:letter-spacing="normal" fo:font-style="normal" fo:font-weight="bold" officeooo:rsid="0014f16e" officeooo:paragraph-rsid="0014f16e" style:font-size-asian="15pt" style:font-weight-asian="bold" style:font-size-complex="15pt" style:font-weight-complex="bold" loext:padding="0cm" loext:border="none"/>
    </style:style>
    <style:style style:name="P8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Ubuntu" fo:font-size="15pt" fo:letter-spacing="normal" fo:font-style="normal" fo:font-weight="bold" style:font-size-asian="15pt" style:font-weight-asian="bold" style:font-size-complex="15pt" style:font-weight-complex="bold" loext:padding="0cm" loext:border="none"/>
    </style:style>
    <style:style style:name="P9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Ubuntu" fo:font-size="15pt" fo:letter-spacing="normal" fo:font-style="normal" fo:font-weight="bold" style:font-size-asian="15pt" style:font-size-complex="15pt" loext:padding="0cm" loext:border="none"/>
    </style:style>
    <style:style style:name="P10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11" style:family="paragraph" style:parent-style-name="Text_20_body" style:list-style-name="L2">
      <style:paragraph-properties fo:margin-top="0cm" fo:margin-bottom="0cm" style:contextual-spacing="false" fo:orphans="2" fo:widows="2" fo:padding="0cm" fo:border="none"/>
    </style:style>
    <style:style style:name="P12" style:family="paragraph" style:parent-style-name="Text_20_body" style:list-style-name="L3">
      <style:paragraph-properties fo:margin-top="0cm" fo:margin-bottom="0cm" style:contextual-spacing="false" fo:orphans="2" fo:widows="2" fo:padding="0cm" fo:border="none"/>
    </style:style>
    <style:style style:name="P13" style:family="paragraph" style:parent-style-name="Text_20_body" style:list-style-name="L4">
      <style:paragraph-properties fo:margin-top="0cm" fo:margin-bottom="0cm" style:contextual-spacing="false" fo:orphans="2" fo:widows="2" fo:padding="0cm" fo:border="none"/>
    </style:style>
    <style:style style:name="P14" style:family="paragraph" style:parent-style-name="Text_20_body" style:list-style-name="L6">
      <style:paragraph-properties fo:margin-top="0cm" fo:margin-bottom="0cm" style:contextual-spacing="false" fo:orphans="2" fo:widows="2" fo:padding="0cm" fo:border="none"/>
    </style:style>
    <style:style style:name="P15" style:family="paragraph" style:parent-style-name="Text_20_body" style:list-style-name="L8">
      <style:paragraph-properties fo:margin-top="0cm" fo:margin-bottom="0cm" style:contextual-spacing="false" fo:orphans="2" fo:widows="2" fo:padding="0cm" fo:border="none"/>
    </style:style>
    <style:style style:name="P16" style:family="paragraph" style:parent-style-name="Text_20_body" style:list-style-name="L9">
      <style:paragraph-properties fo:margin-top="0cm" fo:margin-bottom="0cm" style:contextual-spacing="false" fo:orphans="2" fo:widows="2" fo:padding="0cm" fo:border="none"/>
    </style:style>
    <style:style style:name="P17" style:family="paragraph" style:parent-style-name="Text_20_body" style:list-style-name="L10">
      <style:paragraph-properties fo:margin-top="0cm" fo:margin-bottom="0cm" style:contextual-spacing="false" fo:orphans="2" fo:widows="2" fo:padding="0cm" fo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Ubuntu" fo:font-size="15pt" fo:letter-spacing="normal" fo:font-style="normal" fo:font-weight="bold" style:font-size-asian="15pt" style:font-weight-asian="bold" style:font-size-complex="15pt" style:font-weight-complex="bold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Ubuntu" fo:font-size="12pt" fo:letter-spacing="normal" fo:font-style="normal" fo:font-weight="normal" style:font-size-asian="12pt" style:font-size-complex="12pt" loext:padding="0cm" loext:border="non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Ubuntu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2" style:family="text">
      <style:text-properties fo:font-variant="normal" fo:text-transform="none" fo:color="#000000" loext:opacity="100%" style:font-name="Ubuntu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loext:opacity="100%" style:font-name="Ubuntu" fo:font-size="12pt" fo:letter-spacing="normal" fo:font-style="normal" fo:font-weight="bold" style:font-size-asian="12pt" style:font-size-complex="12pt" loext:padding="0cm" loext:border="none"/>
    </style:style>
    <style:style style:name="T4" style:family="text">
      <style:text-properties officeooo:rsid="0016bc31"/>
    </style:style>
    <style:style style:name="T5" style:family="text">
      <style:text-properties style:font-weight-asian="bold" style:font-weight-complex="bold"/>
    </style:style>
    <style:style style:name="T6" style:family="text">
      <style:text-properties officeooo:rsid="0016bc31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on Functional Testing</text:p>
      <text:p text:style-name="P2"/>
      <text:h text:style-name="P7" text:outline-level="3"><text:bookmark text:name="2_Performance_Testing"/><text:span text:style-name="T4">1)</text:span>Performance Testing</text:h>
      <text:p text:style-name="P3"><text:a xlink:type="simple" xlink:href="https://www.softwaretestinghelp.com/introduction-to-performance-testing-loadrunner-training-tutorial-part-1/" text:style-name="Internet_20_link" text:visited-style-name="Visited_20_Internet_20_Link"><text:span text:style-name="T1">Performance testing</text:span></text:a><text:span text:style-name="T2"> is testing of an application’s stability and response time by applying load.</text:span></text:p>
      <text:p text:style-name="P4"/>
      <text:list xml:id="list984878376" text:style-name="L1">
        <text:list-item>
          <text:p text:style-name="P10"><text:span text:style-name="Strong_20_Emphasis"><text:span text:style-name="T3">Load testing</text:span></text:span></text:p>
        </text:list-item>
      </text:list>
      <text:p text:style-name="P3"><text:a xlink:type="simple" xlink:href="https://www.softwaretestinghelp.com/load-testing/" text:style-name="Internet_20_link" text:visited-style-name="Visited_20_Internet_20_Link"><text:span text:style-name="T1">Load testing</text:span></text:a><text:span text:style-name="T2"> is testing of an application’s stability and response time by applying load, which is equal to or less than the designed number of users for an application.</text:span></text:p>
      <text:p text:style-name="P4"/>
      <text:list xml:id="list186628215" text:style-name="L2">
        <text:list-item>
          <text:p text:style-name="P11"><text:span text:style-name="Strong_20_Emphasis"><text:span text:style-name="T3">Stress Testing</text:span></text:span></text:p>
        </text:list-item>
      </text:list>
      <text:p text:style-name="P3"><text:a xlink:type="simple" xlink:href="https://www.softwaretestinghelp.com/stress-testing/" text:style-name="Internet_20_link" text:visited-style-name="Visited_20_Internet_20_Link"><text:span text:style-name="T1">Stress testing</text:span></text:a><text:span text:style-name="T2"> is testing an application’s stability and response time by applying load, which is more than the designed number of users for an application.</text:span></text:p>
      <text:p text:style-name="P4"/>
      <text:list xml:id="list672428679" text:style-name="L3">
        <text:list-item>
          <text:p text:style-name="P12"><text:span text:style-name="Strong_20_Emphasis"><text:span text:style-name="T3">Scalability Testing</text:span></text:span></text:p>
        </text:list-item>
      </text:list>
      <text:p text:style-name="P4">Scalability testing is testing an application’s stability and response time by applying load, which is more than the designed number of users for an application.</text:p>
      <text:p text:style-name="P4"/>
      <text:list xml:id="list2426074772" text:style-name="L4">
        <text:list-item>
          <text:p text:style-name="P13"><text:span text:style-name="Strong_20_Emphasis"><text:span text:style-name="T3">Volume testing (flood testing)</text:span></text:span></text:p>
        </text:list-item>
      </text:list>
      <text:p text:style-name="P4">Volume testing is testing an application’s stability and response time by transferring a large volume of data to the database. Basically, it tests the capacity of the database to handle the data.</text:p>
      <text:list xml:id="list2607057493" text:style-name="L6">
        <text:list-item>
          <text:p text:style-name="P14"><text:span text:style-name="Strong_20_Emphasis"><text:span text:style-name="T3">Endurance Testing (Soak Testing)</text:span></text:span></text:p>
        </text:list-item>
      </text:list>
      <text:p text:style-name="P4">Endurance testing is testing an application’s stability and response time by applying load continuously for a longer period to verify that the application is working fine.</text:p>
      <text:p text:style-name="P4"/>
      <text:h text:style-name="P9" text:outline-level="3"><text:span text:style-name="T6">2)</text:span><text:span text:style-name="T5">Usability Testing</text:span></text:h>
      <text:p text:style-name="P18"/>
      <text:p text:style-name="P3"><text:a xlink:type="simple" xlink:href="https://www.softwaretestinghelp.com/usability-testing-guide/" text:style-name="Internet_20_link" text:visited-style-name="Visited_20_Internet_20_Link"><text:span text:style-name="T1">Usability testing</text:span></text:a><text:span text:style-name="T2"> is testing an application from the user’s perspective to check the look and feel and user-friendliness.</text:span></text:p>
      <text:p text:style-name="P4"/>
      <text:list xml:id="list2027303652" text:style-name="L8">
        <text:list-item>
          <text:p text:style-name="P15"><text:span text:style-name="Strong_20_Emphasis"><text:span text:style-name="T3">Exploratory testing</text:span></text:span></text:p>
        </text:list-item>
      </text:list>
      <text:p text:style-name="P4">Exploratory Testing is informal testing performed by the testing team. The objective of this testing is to explore the application and look for defects that exist in the application. </text:p>
      <text:p text:style-name="P4"/>
      <text:list xml:id="list2886787995" text:style-name="L9">
        <text:list-item>
          <text:p text:style-name="P16"><text:span text:style-name="Strong_20_Emphasis"><text:span text:style-name="T3">Cross browser testing</text:span></text:span></text:p>
        </text:list-item>
      </text:list>
      <text:p text:style-name="P4">Cross browser testing is testing an application on different browsers, operating systems, mobile devices to see look and feel and performance.</text:p>
      <text:p text:style-name="P4"/>
      <text:list xml:id="list3615681009" text:style-name="L10">
        <text:list-item>
          <text:p text:style-name="P17"><text:span text:style-name="Strong_20_Emphasis"><text:span text:style-name="T3">Accessibility Testing</text:span></text:span></text:p>
        </text:list-item>
      </text:list>
      <text:p text:style-name="P3"><text:span text:style-name="T2">The aim of </text:span><text:a xlink:type="simple" xlink:href="https://www.softwaretestinghelp.com/what-is-web-accessibility-testing/" text:style-name="Internet_20_link" text:visited-style-name="Visited_20_Internet_20_Link"><text:span text:style-name="T1">Accessibility Testing</text:span></text:a><text:span text:style-name="T2"> is to determine whether the software or application is accessible for disabled people or not.</text:span></text:p>
      <text:h text:style-name="P5" text:outline-level="3"><text:soft-page-break/></text:h>
      <text:h text:style-name="P8" text:outline-level="3"><text:span text:style-name="T4">3</text:span>) Compatibility testing</text:h>
      <text:p text:style-name="P18"/>
      <text:p text:style-name="P4">This is a testing type in which it validates how software behaves and runs in a different environment, web servers, hardware, and network environment.</text:p>
      <text:p text:style-name="P3"><text:a xlink:type="simple" xlink:href="https://www.softwaretestinghelp.com/software-compatibility-testing/" text:style-name="Internet_20_link" text:visited-style-name="Visited_20_Internet_20_Link"><text:span text:style-name="T1">Compatibility testing</text:span></text:a><text:span text:style-name="T2"> ensures that software can run on different configuration, different databases, different browsers, and their versions. </text:span></text:p>
      <text:h text:style-name="P1" text:outline-level="3"><text:span text:style-name="Strong_20_Emphasis"><text:span text:style-name="T3"/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08:27:35.289778398</meta:creation-date>
    <dc:date>2023-07-03T15:53:15.610173085</dc:date>
    <meta:editing-duration>PT15M5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319" meta:character-count="2073" meta:non-whitespace-character-count="1784"/>
  </office:meta>
</office:document-meta>
</file>